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16726145349" text:continue-numbering="true" text:style-name="WWNum1">
        <text:list-item>
          <text:p text:style-name="P60"><text:span text:style-name="T11">Professional Diploma; Train of Trainer, Regional IT Institute 2012</text:span></text:p>
        </text:list-item>
      </text:list>
      <text:p text:style-name="P21"/>
      <text:list xml:id="list1717098383509"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16941100111"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17169273823"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17484339069" text:continue-numbering="true" text:style-name="WWNum3">
        <text:list-item>
          <text:p text:style-name="P72"><text:span text:style-name="T11">The focal point for any Service Delivery/Quality issues related to managed region.</text:span></text:p>
        </text:list-item>
      </text:list>
      <text:p text:style-name="P27"/>
      <text:list xml:id="list1717590079787" text:continue-numbering="true" text:style-name="WWNum3">
        <text:list-item>
          <text:p text:style-name="P72"><text:span text:style-name="T11">Implement &amp; maintain OEPS system including process, flow charts, forms &amp; procedures.</text:span></text:p>
        </text:list-item>
      </text:list>
      <text:p text:style-name="P25"/>
      <text:list xml:id="list1717798673144"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18435926522"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17502842161"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17074114019"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16790687336"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16753913490" text:continue-numbering="true" text:style-name="WWNum4">
        <text:list-item>
          <text:p text:style-name="P81"><text:span text:style-name="T11">Tracked employee’s competency level as per global product line standards.</text:span></text:p>
        </text:list-item>
      </text:list>
      <text:p text:style-name="P21"/>
      <text:list xml:id="list1716669530885" text:continue-numbering="true" text:style-name="WWNum4">
        <text:list-item>
          <text:p text:style-name="P81"><text:span text:style-name="T11">Planned individual and team development plans for all employees.</text:span></text:p>
        </text:list-item>
      </text:list>
      <text:p text:style-name="P21"/>
      <text:list xml:id="list1718675983270" text:continue-numbering="true" text:style-name="WWNum4">
        <text:list-item>
          <text:p text:style-name="P81"><text:span text:style-name="T11">Planned and delivered training programs for the product line operations.</text:span></text:p>
        </text:list-item>
      </text:list>
      <text:p text:style-name="P21"/>
      <text:list xml:id="list1717884649568"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18214730337" text:continue-numbering="true" text:style-name="WWNum4">
        <text:list-item>
          <text:p text:style-name="P81"><text:span text:style-name="T11">Delivered training courses to several external clients: Sonatrach (Algeria), Aramco (Saudi Arabia),</text:span></text:p>
        </text:list-item>
      </text:list>
      <text:p text:style-name="P21"/>
      <text:list xml:id="list1718068311585" text:continue-numbering="true" text:style-name="WWNum4">
        <text:list-item>
          <text:p text:style-name="P81"><text:span text:style-name="T11">KOC (Kuwait), BP (Iraq), OXY (Libya).</text:span></text:p>
        </text:list-item>
      </text:list>
      <text:p text:style-name="P21"/>
      <text:list xml:id="list1718438276810" text:continue-numbering="true" text:style-name="WWNum4">
        <text:list-item>
          <text:p text:style-name="P81"><text:span text:style-name="T11">Conducted technical training for field employees in Middle East, Africa, and Asia.</text:span></text:p>
        </text:list-item>
      </text:list>
      <text:p text:style-name="P21"/>
      <text:list xml:id="list1718251322912" text:continue-numbering="true" text:style-name="WWNum4">
        <text:list-item>
          <text:p text:style-name="P81"><text:span text:style-name="T11">Developed standard technical training programs to meet the needs of all employees.</text:span></text:p>
        </text:list-item>
      </text:list>
      <text:p text:style-name="P21"/>
      <text:list xml:id="list1717488430112" text:continue-numbering="true" text:style-name="WWNum4">
        <text:list-item>
          <text:p text:style-name="P81"><text:span text:style-name="T11">Provided internal consulting services to field employees and operations.</text:span></text:p>
        </text:list-item>
      </text:list>
      <text:p text:style-name="P21"/>
      <text:list xml:id="list1718200108377" text:continue-numbering="true" text:style-name="WWNum4">
        <text:list-item>
          <text:p text:style-name="P81"><text:span text:style-name="T11">Improved the overall technical proficiency and performance of field employees.</text:span></text:p>
        </text:list-item>
      </text:list>
      <text:p text:style-name="P21"/>
      <text:list xml:id="list1716683333608"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17233108194"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17845972927"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17190692918" text:continue-numbering="true" text:style-name="WWNum5">
        <text:list-item>
          <text:p text:style-name="P82"><text:span text:style-name="T11">Participate in incident investigations with operational staff.</text:span></text:p>
        </text:list-item>
      </text:list>
      <text:p text:style-name="P23"/>
      <text:list xml:id="list1718043893207"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17679545553"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18747722628"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18368322365"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17183948223"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18041911857"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16.349632413</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